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65cm" fo:min-width="13.2cm" draw:shadow="hidden" draw:shadow-offset-x="0.212cm" draw:shadow-offset-y="0.212cm"/>
    </style:style>
    <style:style style:name="gr2" style:family="graphic" style:parent-style-name="standard">
      <style:graphic-properties draw:stroke="none" draw:fill="gradient" draw:fill-gradient-name="Gradient_20_47" draw:opacity="100%" draw:textarea-horizontal-align="justify" draw:textarea-vertical-align="middle" draw:auto-grow-height="false" fo:min-height="5.478cm" fo:min-width="5.228cm" draw:shadow="hidden" draw:shadow-offset-x="0.212cm" draw:shadow-offset-y="0.212cm"/>
    </style:style>
    <style:style style:name="gr3" style:family="graphic" style:parent-style-name="standard">
      <style:graphic-properties draw:stroke="none" draw:marker-start-width="0.206cm" draw:marker-end-width="0.206cm" draw:fill="gradient" draw:fill-gradient-name="Gradient_20_42" draw:textarea-horizontal-align="justify" draw:textarea-vertical-align="middle" draw:auto-grow-height="false" fo:min-height="5.478cm" fo:min-width="5.228cm" draw:shadow="hidden" draw:shadow-offset-x="0.212cm" draw:shadow-offset-y="0.212cm"/>
    </style:style>
    <style:style style:name="gr4" style:family="graphic" style:parent-style-name="standard">
      <style:graphic-properties draw:stroke="none" draw:fill="gradient" draw:fill-gradient-name="Gradient_20_20" draw:gradient-step-count="0" draw:textarea-horizontal-align="justify" draw:textarea-vertical-align="middle" draw:auto-grow-height="false" fo:min-height="5.478cm" fo:min-width="5.228cm" draw:shadow="hidden" draw:shadow-offset-x="0.212cm" draw:shadow-offset-y="0.212cm"/>
    </style:style>
    <style:style style:name="gr5" style:family="graphic" style:parent-style-name="standard">
      <style:graphic-properties draw:stroke="none" svg:stroke-width="0cm" draw:marker-start-width="0.206cm" draw:marker-end-width="0.206cm" draw:fill-color="#00cc00" draw:textarea-horizontal-align="justify" draw:textarea-vertical-align="middle" draw:auto-grow-height="false" fo:min-height="2.188cm" fo:min-width="1.938cm" fo:padding-top="0.131cm" fo:padding-bottom="0.131cm" fo:padding-left="0.256cm" fo:padding-right="0.256cm" draw:shadow="hidden" draw:shadow-offset-x="0.212cm" draw:shadow-offset-y="0.212cm"/>
    </style:style>
    <style:style style:name="gr6" style:family="graphic" style:parent-style-name="standard">
      <style:graphic-properties draw:stroke="none" svg:stroke-width="0cm" draw:marker-start-width="0.206cm" draw:marker-end-width="0.206cm" draw:fill-color="#ff3333" draw:textarea-horizontal-align="justify" draw:textarea-vertical-align="middle" draw:auto-grow-height="false" fo:min-height="2.188cm" fo:min-width="1.938cm" fo:padding-top="0.131cm" fo:padding-bottom="0.131cm" fo:padding-left="0.256cm" fo:padding-right="0.256cm" draw:shadow="hidden" draw:shadow-offset-x="0.212cm" draw:shadow-offset-y="0.212cm"/>
    </style:style>
    <style:style style:name="gr7" style:family="graphic" style:parent-style-name="standard">
      <style:graphic-properties draw:stroke="none" svg:stroke-width="0cm" draw:marker-start-width="0.206cm" draw:marker-end-width="0.206cm" draw:fill-color="#3399ff" draw:textarea-horizontal-align="justify" draw:textarea-vertical-align="middle" draw:auto-grow-height="false" fo:min-height="2.188cm" fo:min-width="1.938cm" fo:padding-top="0.131cm" fo:padding-bottom="0.131cm" fo:padding-left="0.256cm" fo:padding-right="0.256cm" draw:shadow="hidden" draw:shadow-offset-x="0.212cm" draw:shadow-offset-y="0.2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5cm" draw:shadow="hidden" draw:shadow-offset-x="0.212cm" draw:shadow-offset-y="0.2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draw:shadow="hidden" draw:shadow-offset-x="0.212cm" draw:shadow-offset-y="0.212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2.212cm" fo:min-width="3.888cm" draw:shadow="hidden" draw:shadow-offset-x="0.212cm" draw:shadow-offset-y="0.21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gradient" draw:fill-gradient-name="Gradient_20_47" draw:opacity="100%"/>
      <style:paragraph-properties fo:text-align="center"/>
    </style:style>
    <style:style style:name="P3" style:family="paragraph">
      <loext:graphic-properties draw:fill="gradient" draw:fill-gradient-name="Gradient_20_42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gradient" draw:fill-gradient-name="Gradient_20_20" draw:gradient-step-count="0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-color="#3399ff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fo:color="#ff6600" style:text-outline="false" style:text-line-through-style="none" style:text-line-through-type="none" style:font-name="DejaVu Sans Condensed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7cm" svg:height="11.9cm" svg:x="3.3cm" svg:y="2.4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2.4cm" svg:height="3.799cm" svg:x="6cm" svg:y="4.9cm" svg:viewBox="0 0 2401 3800" svg:d="M980 1761l145 570-67 144-113 320-82 335-51 349-10 210c-47-4-96-6-144-6-234 0-456 41-658 117l19-404 62-430 102-413 138-394 122-262zM1166 1470l-569 145 107-180 239-326 270-299 297-272 324-241 348-209 186-88c-24 122-37 248-37 379 0 181 24 354 70 517l-116 69-263 196-241 220-219 243-194 265-67 112z">
          <text:p/>
        </draw:path>
        <draw:path draw:style-name="gr3" draw:text-style-name="P3" draw:layer="layout" svg:width="5.299cm" svg:height="1.493cm" svg:x="7.3cm" svg:y="11.2cm" svg:viewBox="0 0 5300 1494" svg:d="M2351 1086l351-390 342-17 341-50 328-83 313-113 296-142 278-169 55-42c169 222 389 401 645 520l-254 191-343 209-365 175-386 139-404 102-421 62-322 16zM2006 1093l439 395-189-10-421-62-404-102-386-139-365-175-343-209-319-241-18-16c247-126 459-309 619-534l162 122 278 169 296 142 313 113 328 83 341 50 39 2z">
          <text:p/>
        </draw:path>
        <draw:path draw:style-name="gr4" draw:text-style-name="P4" draw:layer="layout" svg:width="2.599cm" svg:height="3.999cm" svg:x="11.6cm" svg:y="4.8cm" svg:viewBox="0 0 2600 4000" svg:d="M1593 1800l-606-107-199-217-245-221-267-197-267-158c32-137 48-281 48-430 0-163-19-321-57-470l6 2 376 176 354 210 329 242 302 272 274 301 46 62zM1782 2089l99-563 3 4 211 351 177 375 141 395 103 414 63 432 21 446-3 57c-242-114-516-177-811-177-1 0-2 0-3 0l-12-243-51-350-84-336-114-321-143-303-169-282z">
          <text:p/>
        </draw:path>
        <draw:custom-shape draw:style-name="gr5" draw:text-style-name="P5" draw:layer="layout" svg:width="3.464cm" svg:height="3.464cm" svg:x="11.6cm" svg:y="8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64cm" svg:height="3.464cm" svg:x="8.236cm" svg:y="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464cm" svg:height="3.464cm" svg:x="4.9cm" svg:y="8.5cm">
          <text:p text:style-name="P7"><text:span text:style-name="T1">Ref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755cm" svg:height="0.962cm" svg:x="9.1cm" svg:y="4.9cm">
          <draw:text-box>
            <text:p text:style-name="P7"><text:span text:style-name="T2">Test</text:span></text:p>
          </draw:text-box>
        </draw:frame>
        <draw:frame draw:style-name="gr9" draw:text-style-name="P10" draw:layer="layout" svg:width="3.8cm" svg:height="1cm" svg:x="11.5cm" svg:y="9.8cm">
          <draw:text-box>
            <text:p text:style-name="P7"><text:span text:style-name="T3">Implement</text:span></text:p>
          </draw:text-box>
        </draw:frame>
        <draw:frame draw:style-name="gr10" draw:text-style-name="P12" draw:layer="layout" svg:width="4.388cm" svg:height="2.462cm" svg:x="7.768cm" svg:y="6.9cm">
          <draw:text-box>
            <text:p text:style-name="P11"><text:span text:style-name="T4">T</text:span><text:span text:style-name="T5">est-</text:span></text:p>
            <text:p text:style-name="P11"><text:span text:style-name="T4">D</text:span><text:span text:style-name="T5">riven</text:span></text:p>
            <text:p text:style-name="P11"><text:span text:style-name="T4">D</text:span><text:span text:style-name="T5">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0" draw:display-name="Gradient 20" draw:style="linear" draw:start-color="#ff3333" draw:end-color="#00cc00" draw:start-intensity="100%" draw:end-intensity="100%" draw:angle="450" draw:border="25%"/>
    <draw:gradient draw:name="Gradient_20_42" draw:display-name="Gradient 42" draw:style="linear" draw:start-color="#3399ff" draw:end-color="#00cc00" draw:start-intensity="100%" draw:end-intensity="100%" draw:angle="900" draw:border="0%"/>
    <draw:gradient draw:name="Gradient_20_47" draw:display-name="Gradient 47" draw:style="linear" draw:start-color="#ff3333" draw:end-color="#3399ff" draw:start-intensity="100%" draw:end-intensity="100%" draw:angle="33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21:48:31.253851647</meta:creation-date>
    <dc:date>2017-08-29T23:55:35.994232347</dc:date>
    <meta:editing-duration>PT30M9S</meta:editing-duration>
    <meta:editing-cycles>10</meta:editing-cycles>
    <meta:generator>LibreOffice/5.1.6.2$Linux_X86_64 LibreOffice_project/10m0$Build-2</meta:generator>
    <meta:document-statistic meta:object-count="10"/>
  </office:meta>
</office:document-meta>
</file>